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4.45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3.47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97cm" fo:min-width="2.74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97cm" fo:min-width="2.60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54cm" svg:x="12.176cm" svg:y="11.795cm">
          <text:p text:style-name="P1">Comments/</text:p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24cm" svg:height="1.905cm" svg:x="4.148cm" svg:y="6.409cm">
          <text:p text:style-name="P1">Write com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591cm" svg:height="1.905cm" svg:x="20.009cm" svg:y="6.505cm">
          <text:p text:style-name="P1">Write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91cm" svg:height="1.905cm" svg:x="12.663cm" svg:y="20.559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842cm" svg:y1="8.366cm" svg:x2="13.7cm" svg:y2="11.795cm">
          <text:p/>
        </draw:line>
        <draw:line draw:style-name="gr5" draw:text-style-name="P3" draw:layer="layout" svg:x1="22.463cm" svg:y1="8.366cm" svg:x2="15.986cm" svg:y2="11.795cm">
          <text:p/>
        </draw:line>
        <draw:line draw:style-name="gr5" draw:text-style-name="P3" draw:layer="layout" svg:x1="14.843cm" svg:y1="14.335cm" svg:x2="14.843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0:46:29.215982467</meta:creation-date>
    <dc:date>2019-06-12T15:09:33.095345750</dc:date>
    <meta:editing-duration>PT26M51S</meta:editing-duration>
    <meta:editing-cycles>7</meta:editing-cycles>
    <meta:generator>LibreOffice/6.0.7.3$Linux_X86_64 LibreOffice_project/00m0$Build-3</meta:generator>
    <meta:document-statistic meta:object-count="7"/>
  </office:meta>
</office:document-meta>
</file>